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45fe2" officeooo:paragraph-rsid="00045fe2" style:font-size-asian="13pt" style:font-size-complex="13pt"/>
    </style:style>
    <style:style style:name="P2" style:family="paragraph" style:parent-style-name="Standard">
      <style:text-properties style:font-name="Droid Sans Armenian" officeooo:rsid="0003130b" officeooo:paragraph-rsid="0003130b"/>
    </style:style>
    <style:style style:name="P3" style:family="paragraph" style:parent-style-name="Standard">
      <style:text-properties style:font-name="Droid Sans Armenian" officeooo:rsid="0003130b" officeooo:paragraph-rsid="0003130b"/>
    </style:style>
    <style:style style:name="P4" style:family="paragraph" style:parent-style-name="Standard">
      <style:text-properties style:font-name="Droid Sans Armenian" officeooo:rsid="0003130b" officeooo:paragraph-rsid="000834a3"/>
    </style:style>
    <style:style style:name="P5" style:family="paragraph" style:parent-style-name="Standard">
      <style:text-properties style:font-name="Droid Sans Armenian" officeooo:rsid="0005c68a" officeooo:paragraph-rsid="0005c68a"/>
    </style:style>
    <style:style style:name="P6" style:family="paragraph" style:parent-style-name="Standard">
      <style:text-properties style:font-name="Droid Sans Armenian" officeooo:rsid="0003130b" officeooo:paragraph-rsid="0003130b" fo:background-color="#ffffff"/>
    </style:style>
    <style:style style:name="P7" style:family="paragraph" style:parent-style-name="Standard">
      <style:text-properties style:font-name="Droid Sans Armenian" officeooo:rsid="00074d6f" officeooo:paragraph-rsid="00074d6f"/>
    </style:style>
    <style:style style:name="P8" style:family="paragraph" style:parent-style-name="Standard">
      <style:text-properties style:font-name="Droid Sans Armenian" officeooo:rsid="00075656" officeooo:paragraph-rsid="00075656"/>
    </style:style>
    <style:style style:name="P9" style:family="paragraph" style:parent-style-name="Standard">
      <style:text-properties style:font-name="Droid Sans Armenian" officeooo:rsid="00075656" officeooo:paragraph-rsid="000834a3"/>
    </style:style>
    <style:style style:name="P10" style:family="paragraph" style:parent-style-name="Standard">
      <style:text-properties style:font-name="Droid Sans Armenian" officeooo:rsid="00075656" officeooo:paragraph-rsid="0008d119"/>
    </style:style>
    <style:style style:name="P11" style:family="paragraph" style:parent-style-name="Standard">
      <style:text-properties style:font-name="Droid Sans Armenian" officeooo:rsid="00075656" officeooo:paragraph-rsid="0009fd9c"/>
    </style:style>
    <style:style style:name="P12" style:family="paragraph" style:parent-style-name="Standard">
      <style:text-properties style:font-name="Droid Sans Armenian" officeooo:rsid="00075656" officeooo:paragraph-rsid="000b8b4b"/>
    </style:style>
    <style:style style:name="P13" style:family="paragraph" style:parent-style-name="Standard">
      <style:text-properties fo:color="#343434" style:font-name="Helvetica" fo:font-size="13pt" fo:letter-spacing="normal" officeooo:paragraph-rsid="0008d119" fo:background-color="#eaeaea"/>
    </style:style>
    <style:style style:name="P14" style:family="paragraph" style:parent-style-name="Standard">
      <style:text-properties fo:color="#343434" style:font-name="Droid Sans Armenian" fo:font-size="13pt" fo:letter-spacing="normal" officeooo:paragraph-rsid="0008d119" fo:background-color="#ffffff"/>
    </style:style>
    <style:style style:name="P15" style:family="paragraph" style:parent-style-name="Standard">
      <style:text-properties fo:color="#343434" style:font-name="Droid Sans Armenian" fo:font-size="13pt" fo:letter-spacing="normal" officeooo:rsid="0003130b" officeooo:paragraph-rsid="0008d119" fo:background-color="#ffffff"/>
    </style:style>
    <style:style style:name="P16" style:family="paragraph" style:parent-style-name="Standard">
      <style:text-properties fo:color="#343434" style:font-name="Droid Sans Armenian" fo:font-size="13pt" fo:letter-spacing="normal" officeooo:rsid="0009fd9c" officeooo:paragraph-rsid="0009fd9c" fo:background-color="#ffffff"/>
    </style:style>
    <style:style style:name="P17" style:family="paragraph" style:parent-style-name="Standard">
      <style:text-properties fo:color="#343434" style:font-name="Droid Sans Armenian" fo:font-size="13pt" fo:letter-spacing="normal" officeooo:rsid="0009fd9c" officeooo:paragraph-rsid="000b16da" fo:background-color="#ffffff"/>
    </style:style>
    <style:style style:name="P18" style:family="paragraph" style:parent-style-name="Standard">
      <style:text-properties fo:color="#343434" style:font-name="Droid Sans Armenian" fo:font-size="13pt" fo:letter-spacing="normal" officeooo:rsid="0003130b" officeooo:paragraph-rsid="0008d119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3434" style:font-name="Helvetica" fo:font-size="13pt" fo:letter-spacing="normal"/>
    </style:style>
    <style:style style:name="T3" style:family="text">
      <style:text-properties fo:color="#343434" style:font-name="Droid Sans Armenian" fo:font-size="13pt" fo:letter-spacing="normal" fo:background-color="#ffffff" loext:char-shading-value="0"/>
    </style:style>
    <style:style style:name="T4" style:family="text">
      <style:text-properties officeooo:rsid="00082816"/>
    </style:style>
    <style:style style:name="T5" style:family="text">
      <style:text-properties officeooo:rsid="000834a3"/>
    </style:style>
    <style:style style:name="T6" style:family="text">
      <style:text-properties officeooo:rsid="0003130b"/>
    </style:style>
    <style:style style:name="T7" style:family="text">
      <style:text-properties officeooo:rsid="0008d119"/>
    </style:style>
    <style:style style:name="T8" style:family="text">
      <style:text-properties officeooo:rsid="0009fd9c"/>
    </style:style>
    <style:style style:name="T9" style:family="text">
      <style:text-properties officeooo:rsid="000b16da"/>
    </style:style>
    <style:style style:name="T10" style:family="text">
      <style:text-properties officeooo:rsid="000b845b"/>
    </style:style>
    <style:style style:name="T11" style:family="text">
      <style:text-properties officeooo:rsid="000b8b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DL</text:span> FOR ESHOP</text:p>
      <text:p text:style-name="P2"/>
      <text:p text:style-name="P5">CREATE TABLE IF NOT EXISTS `Images` ( </text:p>
      <text:p text:style-name="P5"><text:s text:c="2"/>`ImageName` varchar(255) NOT NULL, </text:p>
      <text:p text:style-name="P5"><text:s text:c="2"/>`ImageData` longblob NOT NULL, </text:p>
      <text:p text:style-name="P5"><text:s text:c="2"/>`ImageType` varchar(255) NOT NULL, </text:p>
      <text:p text:style-name="P5"><text:s text:c="2"/>`ImageExtension` varchar(255) NOT NULL, </text:p>
      <text:p text:style-name="P5"><text:s text:c="2"/>`id` int(11) NOT NULL AUTO_INCREMENT,</text:p>
      <text:p text:style-name="P5"><text:s text:c="3"/>PRIMARY KEY (`id`)</text:p>
      <text:p text:style-name="P5">) ENGINE=InnoDB AUTO_INCREMENT=54 DEFAULT CHARSET=latin1;</text:p>
      <text:p text:style-name="P5"/>
      <text:p text:style-name="P2"/>
      <text:p text:style-name="P2"/>
      <text:p text:style-name="P2"/>
      <text:p text:style-name="P6"/>
      <text:p text:style-name="P6"/>
      <text:p text:style-name="P7">CREATE TABLE <text:s/>`Products` ( </text:p>
      <text:p text:style-name="P7"><text:s text:c="2"/>`id_product` int(11) NOT NULL AUTO_INCREMENT, </text:p>
      <text:p text:style-name="P7"><text:s text:c="2"/>`Name` varchar(255) NOT NULL, </text:p>
      <text:p text:style-name="P7"><text:s text:c="2"/>`Quantity` int(255) NOT NULL,</text:p>
      <text:p text:style-name="P7"><text:s text:c="2"/>`Price` int(255) NOT NULL, </text:p>
      <text:p text:style-name="P7"><text:s text:c="3"/>`img_id` int(11) DEFAULT NULL,</text:p>
      <text:p text:style-name="P7"><text:s text:c="3"/>PRIMARY KEY(`id_product`)</text:p>
      <text:p text:style-name="P7">);</text:p>
      <text:p text:style-name="P2"/>
      <text:p text:style-name="P8">ALTER TABLE `Products`</text:p>
      <text:p text:style-name="P8">ADD KEY `image_id_cons` (`im<text:span text:style-name="T11">g</text:span>_id`);</text:p>
      <text:p text:style-name="P8"/>
      <text:p text:style-name="P8">ALTER TABLE `Products`</text:p>
      <text:p text:style-name="P12">ADD CONSTRAINT `image_id_cons` FOREIGN KEY (`im<text:span text:style-name="T11">g_id</text:span>`)</text:p>
      <text:p text:style-name="P8">REFERENCES `<text:span text:style-name="T4">Images</text:span>` (`id`);</text:p>
      <text:p text:style-name="P2"/>
      <text:p text:style-name="P2"/>
      <text:p text:style-name="P2"/>
      <text:p text:style-name="P2">CREATE TABLE `Users` (</text:p>
      <text:p text:style-name="P2"><text:s text:c="2"/>`id` int(11) NOT NULL <text:span text:style-name="T10">AUTO_INCREMENT</text:span>,</text:p>
      <text:p text:style-name="P2"><text:s text:c="2"/>`firstname` varchar(255) NOT NULL,</text:p>
      <text:p text:style-name="P2"><text:s text:c="2"/>`lastname` varchar(255) NOT NULL,</text:p>
      <text:p text:style-name="P4"><text:s text:c="3"/><text:span text:style-name="T2">`username` varchar(255) NOT NULL,</text:span></text:p>
      <text:p text:style-name="P2"><text:s text:c="2"/>`password` varchar(255) NOT NULL,</text:p>
      <text:p text:style-name="P2"><text:s text:c="2"/>`email` varchar(255) NOT NULL,</text:p>
      <text:p text:style-name="P2"><text:s text:c="2"/>`AvatarId` int(11) <text:span text:style-name="T5">DEFAULT</text:span> NULL,</text:p>
      <text:p text:style-name="P4"><text:s text:c="3"/><text:span text:style-name="T2">PRIMARY KEY (`id`)</text:span></text:p>
      <text:p text:style-name="P2"><text:s text:c="2"/></text:p>
      <text:p text:style-name="P2">) ;</text:p>
      <text:p text:style-name="P2"/>
      <text:p text:style-name="P9">ALTER TABLE `<text:span text:style-name="T6">Users</text:span>`</text:p>
      <text:p text:style-name="P9">ADD KEY `<text:span text:style-name="T5">avatar</text:span>_id_cons` (`<text:span text:style-name="T5">AvatarId</text:span>`);</text:p>
      <text:p text:style-name="P9"/>
      <text:p text:style-name="P9">ALTER TABLE `<text:span text:style-name="T6">Users</text:span>`</text:p>
      <text:p text:style-name="P9">ADD CONSTRAINT `<text:span text:style-name="T5">avatar</text:span>_id_cons` FOREIGN KEY (`<text:span text:style-name="T5">AvatarId</text:span>`)</text:p>
      <text:p text:style-name="P9">REFERENCES `<text:span text:style-name="T4">Images</text:span>` (`id`);</text:p>
      <text:p text:style-name="P2"/>
      <text:p text:style-name="P13"/>
      <text:p text:style-name="P13"/>
      <text:p text:style-name="P13"/>
      <text:p text:style-name="P15"/>
      <text:p text:style-name="P15"><text:soft-page-break/></text:p>
      <text:p text:style-name="P15"/>
      <text:p text:style-name="P16">CREATE TABLE `Cart`(</text:p>
      <text:p text:style-name="P16"><text:s text:c="4"/>`id_cart` int(11) NOT NULL AUTO_INCREMENT,</text:p>
      <text:p text:style-name="P16"><text:s text:c="4"/>`p_id` int(11) NOT NULL ,</text:p>
      <text:p text:style-name="P16"><text:s text:c="4"/>`quantity` int(255) NOT NULL ,</text:p>
      <text:p text:style-name="P16"><text:s text:c="4"/>`bought`tinyint(1) NOT NULL,</text:p>
      <text:p text:style-name="P17"><text:s text:c="4"/>`<text:span text:style-name="T9">user_id</text:span>` <text:span text:style-name="T9">int(11) NOT NULL,</text:span></text:p>
      <text:p text:style-name="P16"><text:s text:c="4"/></text:p>
      <text:p text:style-name="P16"><text:s text:c="4"/>PRIMARY KEY(`id_cart`)</text:p>
      <text:p text:style-name="P16"><text:s text:c="4"/>);</text:p>
      <text:p text:style-name="P16"/>
      <text:p text:style-name="P10">ALTER TABLE `<text:span text:style-name="T3">Cart</text:span>`</text:p>
      <text:p text:style-name="P10">ADD KEY `<text:span text:style-name="T7">p</text:span>_id_cons` (`<text:span text:style-name="T3">p_id</text:span>`);</text:p>
      <text:p text:style-name="P10"/>
      <text:p text:style-name="P10">ALTER TABLE `<text:span text:style-name="T3">Cart</text:span>`</text:p>
      <text:p text:style-name="P10">ADD CONSTRAINT `<text:span text:style-name="T7">p</text:span>_id_cons` FOREIGN KEY (`<text:span text:style-name="T3">p_id</text:span>`)</text:p>
      <text:p text:style-name="P10">REFERENCES `<text:span text:style-name="T7">Products</text:span>` (`id_<text:span text:style-name="T7">product</text:span>`);</text:p>
      <text:p text:style-name="P10"/>
      <text:p text:style-name="P10">ALTER TABLE `<text:span text:style-name="T3">Cart</text:span>`</text:p>
      <text:p text:style-name="P10">ADD KEY `<text:span text:style-name="T7">user</text:span>_id_cons` (`<text:span text:style-name="T7">user_id</text:span>`);</text:p>
      <text:p text:style-name="P10"/>
      <text:p text:style-name="P10">ALTER TABLE `<text:span text:style-name="T3">Cart</text:span>`</text:p>
      <text:p text:style-name="P10">ADD CONSTRAINT `<text:span text:style-name="T7">user</text:span>_id_cons` FOREIGN KEY (`<text:span text:style-name="T7">user_id</text:span>`)</text:p>
      <text:p text:style-name="P11">REFERENCES `<text:span text:style-name="T7">Users</text:span>` (`<text:span text:style-name="T8">id</text:span>`);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9:43:09.540725484</meta:creation-date>
    <dc:date>2015-10-03T06:28:14.805126346</dc:date>
    <meta:editing-duration>PT57M18S</meta:editing-duration>
    <meta:editing-cycles>14</meta:editing-cycles>
    <meta:generator>LibreOffice/4.2.4.2$Linux_X86_64 LibreOffice_project/420m0$Build-2</meta:generator>
    <meta:document-statistic meta:table-count="0" meta:image-count="0" meta:object-count="0" meta:page-count="2" meta:paragraph-count="57" meta:word-count="209" meta:character-count="1687" meta:non-whitespace-character-count="1444"/>
  </office:meta>
</office:document-meta>
</file>